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97fb" officeooo:paragraph-rsid="001c9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y:</text:p>
      <text:p text:style-name="P1">1. Need Debain environment </text:p>
      <text:p text:style-name="P1">2. need ntp installed (aptitude install ntp)</text:p>
      <text:p text:style-name="P1">3. run following command in terminal</text:p>
      <text:p text:style-name="P1"><text:tab/>1. pip install scipy</text:p>
      <text:p text:style-name="P1"><text:tab/>2. pip install matplotlib</text:p>
      <text:p text:style-name="P1"/>
      <text:p text:style-name="P1">How to run following assignment run these command on termninal:</text:p>
      <text:p text:style-name="P1">1. python runSimulation.p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3:41:50.880061537</dc:date>
    <dc:creator>navid </dc:creator>
    <meta:editing-duration>PT1M9S</meta:editing-duration>
    <meta:editing-cycles>1</meta:editing-cycles>
    <meta:document-statistic meta:table-count="0" meta:image-count="0" meta:object-count="0" meta:page-count="1" meta:paragraph-count="8" meta:word-count="39" meta:character-count="254" meta:non-whitespace-character-count="220"/>
    <meta:generator>LibreOffice/4.3.3.2$Linux_X86_64 LibreOffice_project/430m0$Build-2</meta:generator>
  </office:meta>
</office:document-meta>
</file>